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30000006314A4F8EBDA4C4483.jpg" manifest:media-type="image/jpeg"/>
  <manifest:file-entry manifest:full-path="Pictures/1000000000000421000003191ECFF9DC73DC5B3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ights-title">
      <style:graphic-properties fo:min-height="3.507cm"/>
    </style:style>
    <style:style style:name="pr2" style:family="presentation" style:parent-style-name="Lights-subtitle">
      <style:graphic-properties draw:fill-color="#ffffff" fo:min-height="7.492cm"/>
    </style:style>
    <style:style style:name="pr3" style:family="presentation" style:parent-style-name="Lights-title">
      <style:graphic-properties fo:min-height="2.237cm"/>
    </style:style>
    <style:style style:name="pr4" style:family="presentation" style:parent-style-name="Lights-notes">
      <style:graphic-properties draw:fill-color="#ffffff" draw:auto-grow-height="true" fo:min-height="13.364cm"/>
    </style:style>
    <style:style style:name="pr5" style:family="presentation" style:parent-style-name="Lights1-outline1">
      <style:graphic-properties fo:min-height="12.737cm"/>
    </style:style>
    <style:style style:name="pr6" style:family="presentation" style:parent-style-name="Lights1-notes">
      <style:graphic-properties draw:fill-color="#ffffff" draw:auto-grow-height="true" fo:min-height="13.364cm"/>
    </style:style>
    <style:style style:name="pr7" style:family="presentation" style:parent-style-name="Light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T1" style:family="text">
      <style:text-properties fo:font-size="22pt" style:font-size-asian="13pt" style:font-size-complex="13pt"/>
    </style:style>
    <style:style style:name="T2" style:family="text">
      <style:text-properties fo:font-size="22pt" style:font-size-asian="16pt" style:font-size-complex="16pt"/>
    </style:style>
    <style:style style:name="T3" style:family="text">
      <style:text-properties fo:font-size="32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6.982cm" svg:height="3.507cm" svg:x="9.144cm" svg:y="15.035cm" presentation:class="title" presentation:user-transformed="true">
          <draw:text-box>
            <text:p>CHAMPS</text:p>
          </draw:text-box>
        </draw:frame>
        <draw:frame presentation:style-name="pr2" draw:text-style-name="P1" draw:layer="layout" svg:width="25.199cm" svg:height="7.492cm" svg:x="1.471cm" svg:y="3.176cm" presentation:class="subtitle" presentation:user-transformed="true">
          <draw:text-box>
            <text:p>Examining links between restaurants and gentrification in Miami-Dade County</text:p>
          </draw:text-box>
        </draw:frame>
        <draw:frame presentation:style-name="pr3" draw:layer="layout" svg:width="16.51cm" svg:height="2.237cm" svg:x="10.089cm" svg:y="16.764cm" presentation:class="title" presentation:user-transformed="true">
          <draw:text-box>
            <text:p><text:span text:style-name="T1">Monica Alarcon, Abraham Benaim, Craig Hal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5" draw:layer="layout" svg:width="25.199cm" svg:height="12.987cm" svg:x="1.4cm" svg:y="5.613cm" presentation:class="outline">
          <draw:text-box>
            <text:list text:style-name="L2">
              <text:list-header>
                <text:p>For this project we set out to examine if there may be a connection between the number of restaurants in a zip code and gentrification. <text:s/>Although there are certainly numerous factors that lead to the gentrification of a neighborhood, we theorized that we may see a higher number of restaurants in neighborhoods that are becoming gentrified. <text:s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presentation:style-name="pr5" draw:layer="layout" svg:width="25.199cm" svg:height="12.987cm" svg:x="1.4cm" svg:y="5.613cm" presentation:class="outline">
          <draw:text-box>
            <text:list text:style-name="L2">
              <text:list-header>
                <text:p>To begin, we theorized that neighborhoods in the process of gentrification can be identified by examining zip codes where rental rates and the selling / asking price of homes and condos in a zip code are significantly higher than the fair market value of homes and condos in those zip codes. <text:s text:c="3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/>
        <draw:frame presentation:style-name="pr5" draw:layer="layout" svg:width="25.199cm" svg:height="19.558cm" svg:x="1.4cm" svg:y="1.016cm" presentation:class="outline" presentation:user-transformed="true">
          <draw:text-box>
            <text:list text:style-name="L2">
              <text:list-header>
                <text:p>Resources and Processes:</text:p>
              </text:list-header>
              <text:list-item>
                <text:p>Zillow – downloaded CSV of zip codes, Zestimates<text:span text:style-name="T2">®,</text:span><text:span text:style-name="T3"> rental rates, ____; imported, </text:span><text:span text:style-name="T3">cleaned and transformed CSV in Pandas</text:span></text:p>
              </text:list-item>
              <text:list-item>
                <text:p><text:span text:style-name="T3">Census.gov – downloaded CSV of census data </text:span><text:span text:style-name="T3">for home values by zip codes in Miami-Dade. <text:s/></text:span><text:span text:style-name="T3">Imported, cleaned, transformed list in Pandas.</text:span></text:p>
              </text:list-item>
              <text:list-item>
                <text:p><text:span text:style-name="T3">Scraped Google for restaurant information by </text:span><text:span text:style-name="T3">zip code, collected number of restaurants and </text:span><text:span text:style-name="T3">price index ($, $$, $$$, $$$$). <text:s/>Used Beautiful </text:span><text:span text:style-name="T3">Soup to scrape website, MongoDB and </text:span><text:span text:style-name="T3">Pandas to store and transform the data.</text:span></text:p>
              </text:list-item>
              <text:list-item>
                <text:p><text:span text:style-name="T3">Matplotlib to chart findings / relationship </text:span><text:span text:style-name="T3">between zip codes with large disparity between </text:span><text:span text:style-name="T3">actual value and asking prices/rental rates and </text:span><text:span text:style-name="T3">restaurants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2T1">
        <office:forms form:automatic-focus="false" form:apply-design-mode="false"/>
        <draw:frame presentation:style-name="pr5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>Zestimate ( ZEST-ti-met )</text:p>
              </text:list-item>
              <text:list-item>
                <text:p>The Zestimate® home valuation model is Zillow’s estimate of a home's market value. The Zestimate incorporates public and user-submitted data, taking into account home facts, location and market conditions.</text:p>
              </text:list-item>
              <text:list-item>
                <text:p/>
              </text:list-item>
              <text:list-item>
                <text:p>It is not an appraisal and it should be used as a starting point. We encourage buyers, sellers and homeowners to supplement the Zestimate with other research such as visiting the home, getting a professional appraisal of the home, or requesting a comparative market analysis (CMA) from a real estate agen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1000003191ECFF9DC73DC5B3A.jpg" xlink:type="simple" xlink:show="embed" xlink:actuate="onLoad"/>
    <draw:fill-image draw:name="background" xlink:href="Pictures/1000000000000421000003191ECFF9DC73DC5B3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/>
    </style:style>
    <style:style style:name="Lights2-outline3" style:family="presentation" style:parent-style-name="Lights2-outline2">
      <style:paragraph-properties fo:margin-top="0cm" fo:margin-bottom="0.3cm"/>
      <style:text-properties fo:font-size="24pt"/>
    </style:style>
    <style:style style:name="Lights2-outline4" style:family="presentation" style:parent-style-name="Lights2-outline3">
      <style:paragraph-properties fo:margin-top="0cm" fo:margin-bottom="0.2cm"/>
      <style:text-properties fo:font-size="20pt"/>
    </style:style>
    <style:style style:name="Lights2-outline5" style:family="presentation" style:parent-style-name="Lights2-outline4">
      <style:paragraph-properties fo:margin-top="0cm" fo:margin-bottom="0.1cm"/>
      <style:text-properties fo:font-size="20pt"/>
    </style:style>
    <style:style style:name="Lights2-outline6" style:family="presentation" style:parent-style-name="Lights2-outline5">
      <style:paragraph-properties fo:margin-top="0cm" fo:margin-bottom="0.1cm"/>
      <style:text-properties fo:font-size="20pt"/>
    </style:style>
    <style:style style:name="Lights2-outline7" style:family="presentation" style:parent-style-name="Lights2-outline6">
      <style:paragraph-properties fo:margin-top="0cm" fo:margin-bottom="0.1cm"/>
      <style:text-properties fo:font-size="20pt"/>
    </style:style>
    <style:style style:name="Lights2-outline8" style:family="presentation" style:parent-style-name="Lights2-outline7">
      <style:paragraph-properties fo:margin-top="0cm" fo:margin-bottom="0.1cm"/>
      <style:text-properties fo:font-size="20pt"/>
    </style:style>
    <style:style style:name="Lights2-outline9" style:family="presentation" style:parent-style-name="Lights2-outline8">
      <style:paragraph-properties fo:margin-top="0cm" fo:margin-bottom="0.1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14A4F8EBDA4C4483.jpg" xlink:type="simple" xlink:show="embed" xlink:actuate="onLoad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1T07:23:38.362845720</meta:creation-date>
    <meta:editing-duration>PT4S</meta:editing-duration>
    <meta:editing-cycles>2</meta:editing-cycles>
    <meta:generator>LibreOffice/6.0.7.3$Linux_X86_64 LibreOffice_project/00m0$Build-3</meta:generator>
    <dc:title>Lights</dc:title>
    <dc:date>2020-01-11T08:38:05.634329906</dc:date>
    <meta:document-statistic meta:object-count="61"/>
  </office:meta>
</office:document-meta>
</file>